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89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1.0134in"/>
    </style:style>
    <style:style style:name="co4" style:family="table-column">
      <style:table-column-properties fo:break-before="auto" style:column-width="1.6736in"/>
    </style:style>
    <style:style style:name="co5" style:family="table-column">
      <style:table-column-properties fo:break-before="auto" style:column-width="2.0925in"/>
    </style:style>
    <style:style style:name="co6" style:family="table-column">
      <style:table-column-properties fo:break-before="auto" style:column-width="1.530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1_20__28_2_29_">
      <style:table-properties table:display="true" style:writing-mode="lr-tb"/>
    </style:style>
    <style:style style:name="ta3" style:family="table" style:master-page-name="PageStyle_5f_Sheet5">
      <style:table-properties table:display="true" style:writing-mode="lr-tb"/>
    </style:style>
    <style:style style:name="ce1" style:family="table-cell" style:parent-style-name="Default" style:data-style-name="N152">
      <style:table-cell-properties style:rotation-align="none"/>
    </style:style>
    <style:style style:name="ce2" style:family="table-cell" style:parent-style-name="Default" style:data-style-name="N15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number-columns-repeated="16377" table:default-cell-style-name="Default"/>
        <table:table-row table:style-name="ro1">
          <table:table-cell office:value-type="string" calcext:value-type="string">
            <text:p>MARR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-A</text:p>
          </table:table-cell>
          <table:table-cell office:value-type="string" calcext:value-type="string">
            <text:p>D-B</text:p>
          </table:table-cell>
          <table:table-cell table:number-columns-repeated="1637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90" calcext:value-type="float">
            <text:p>-190</text:p>
          </table:table-cell>
          <table:table-cell office:value-type="float" office:value="-200" calcext:value-type="float">
            <text:p>-200</text:p>
          </table:table-cell>
          <table:table-cell office:value-type="float" office:value="-275" calcext:value-type="float">
            <text:p>-275</text:p>
          </table:table-cell>
          <table:table-cell office:value-type="float" office:value="-350" calcext:value-type="float">
            <text:p>-350</text:p>
          </table:table-cell>
          <table:table-cell table:formula="of:=[.D4]-[.C4]" office:value-type="float" office:value="-75" calcext:value-type="float">
            <text:p>-75</text:p>
          </table:table-cell>
          <table:table-cell table:formula="of:=D-B" office:value-type="float" office:value="-75" calcext:value-type="float">
            <text:p>-75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5]-[.C5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6]-[.C6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7]-[.C7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8]-[.C8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9]-[.C9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10]-[.C10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11]-[.C11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12]-[.C12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13]-[.C13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14]-[.C14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15]-[.C15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16]-[.C16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17]-[.C17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18]-[.C18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19]-[.C19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20]-[.C20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21]-[.C21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22]-[.C22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23]-[.C23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24]-[.C24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25]-[.C25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26]-[.C26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27]-[.C27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28]-[.C28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29]-[.C29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30]-[.C30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31]-[.C31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32]-[.C32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33]-[.C33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34]-[.C34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 table:formula="of:=IRR([.B4:.B34])" office:value-type="float" office:value="0.0960861097036743" calcext:value-type="float">
            <text:p>0.096086109703674300</text:p>
          </table:table-cell>
          <table:table-cell table:style-name="ce1" table:formula="of:=IRR([.C4:.C34])" office:value-type="float" office:value="0.104408922897878" calcext:value-type="float">
            <text:p>0.104408922897878000</text:p>
          </table:table-cell>
          <table:table-cell table:style-name="ce1" table:formula="of:=IRR([.D4:.D34])" office:value-type="float" office:value="0.123393171902328" calcext:value-type="float">
            <text:p>0.123393171902328000</text:p>
          </table:table-cell>
          <table:table-cell table:style-name="ce1" table:formula="of:=IRR([.E4:.E34])" office:value-type="float" office:value="0.115477758078829" calcext:value-type="float">
            <text:p>0.115477758078829000</text:p>
          </table:table-cell>
          <table:table-cell table:style-name="ce1" table:formula="of:=IRR([.F4:.F34])" office:value-type="float" office:value="0.17184472656524" calcext:value-type="float">
            <text:p>0.171844726565240000</text:p>
          </table:table-cell>
          <table:table-cell table:style-name="ce1" table:formula="of:=IRR(D-B)" office:value-type="float" office:value="0.0853320904992425" calcext:value-type="float">
            <text:p>0.085332090499242500</text:p>
          </table:table-cell>
          <table:table-cell table:style-name="ce1"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 not acceptable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select DN</text:p>
          </table:table-cell>
          <table:table-cell table:number-columns-repeated="16382"/>
        </table:table-row>
      </table:table>
      <table:table table:name="Sheet1 (2)" table:style-name="ta2">
        <table:table-column table:style-name="co3" table:default-cell-style-name="Default"/>
        <table:table-column table:style-name="co4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16377" table:default-cell-style-name="Default"/>
        <table:table-row table:style-name="ro1">
          <table:table-cell office:value-type="string" calcext:value-type="string">
            <text:p>MARR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-A</text:p>
          </table:table-cell>
          <table:table-cell office:value-type="string" calcext:value-type="string">
            <text:p>D-B</text:p>
          </table:table-cell>
          <table:table-cell table:number-columns-repeated="1637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40" calcext:value-type="float">
            <text:p>-340</text:p>
          </table:table-cell>
          <table:table-cell office:value-type="float" office:value="-500" calcext:value-type="float">
            <text:p>-500</text:p>
          </table:table-cell>
          <table:table-cell office:value-type="float" office:value="-570" calcext:value-type="float">
            <text:p>-570</text:p>
          </table:table-cell>
          <table:table-cell office:value-type="float" office:value="-620" calcext:value-type="float">
            <text:p>-620</text:p>
          </table:table-cell>
          <table:table-cell table:formula="of:=[.D4]-[.C4]" office:value-type="float" office:value="-70" calcext:value-type="float">
            <text:p>-70</text:p>
          </table:table-cell>
          <table:table-cell table:formula="of:=D-B" office:value-type="float" office:value="-50" calcext:value-type="float">
            <text:p>-50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20]" office:value-type="float" office:value="110" calcext:value-type="float">
            <text:p>110</text:p>
          </table:table-cell>
          <table:table-cell table:formula="of:=[.$C$20]" office:value-type="float" office:value="126" calcext:value-type="float">
            <text:p>126</text:p>
          </table:table-cell>
          <table:table-cell table:formula="of:=[.$D$20]" office:value-type="float" office:value="172" calcext:value-type="float">
            <text:p>172</text:p>
          </table:table-cell>
          <table:table-cell table:formula="of:=[.$E$20]" office:value-type="float" office:value="165" calcext:value-type="float">
            <text:p>165</text:p>
          </table:table-cell>
          <table:table-cell table:formula="of:=[.D5]-[.C5]" office:value-type="float" office:value="46" calcext:value-type="float">
            <text:p>46</text:p>
          </table:table-cell>
          <table:table-cell table:formula="of:=D-B" office:value-type="float" office:value="-7" calcext:value-type="float">
            <text:p>-7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20]" office:value-type="float" office:value="110" calcext:value-type="float">
            <text:p>110</text:p>
          </table:table-cell>
          <table:table-cell table:formula="of:=[.$C$20]" office:value-type="float" office:value="126" calcext:value-type="float">
            <text:p>126</text:p>
          </table:table-cell>
          <table:table-cell table:formula="of:=[.$D$20]" office:value-type="float" office:value="172" calcext:value-type="float">
            <text:p>172</text:p>
          </table:table-cell>
          <table:table-cell table:formula="of:=[.$E$20]" office:value-type="float" office:value="165" calcext:value-type="float">
            <text:p>165</text:p>
          </table:table-cell>
          <table:table-cell table:formula="of:=[.D6]-[.C6]" office:value-type="float" office:value="46" calcext:value-type="float">
            <text:p>46</text:p>
          </table:table-cell>
          <table:table-cell table:formula="of:=D-B" office:value-type="float" office:value="-7" calcext:value-type="float">
            <text:p>-7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20]" office:value-type="float" office:value="110" calcext:value-type="float">
            <text:p>110</text:p>
          </table:table-cell>
          <table:table-cell table:formula="of:=[.$C$20]" office:value-type="float" office:value="126" calcext:value-type="float">
            <text:p>126</text:p>
          </table:table-cell>
          <table:table-cell table:formula="of:=[.$D$20]" office:value-type="float" office:value="172" calcext:value-type="float">
            <text:p>172</text:p>
          </table:table-cell>
          <table:table-cell table:formula="of:=[.$E$20]" office:value-type="float" office:value="165" calcext:value-type="float">
            <text:p>165</text:p>
          </table:table-cell>
          <table:table-cell table:formula="of:=[.D7]-[.C7]" office:value-type="float" office:value="46" calcext:value-type="float">
            <text:p>46</text:p>
          </table:table-cell>
          <table:table-cell table:formula="of:=D-B" office:value-type="float" office:value="-7" calcext:value-type="float">
            <text:p>-7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20]" office:value-type="float" office:value="110" calcext:value-type="float">
            <text:p>110</text:p>
          </table:table-cell>
          <table:table-cell table:formula="of:=[.$C$20]" office:value-type="float" office:value="126" calcext:value-type="float">
            <text:p>126</text:p>
          </table:table-cell>
          <table:table-cell table:formula="of:=[.$D$20]" office:value-type="float" office:value="172" calcext:value-type="float">
            <text:p>172</text:p>
          </table:table-cell>
          <table:table-cell table:formula="of:=[.$E$20]" office:value-type="float" office:value="165" calcext:value-type="float">
            <text:p>165</text:p>
          </table:table-cell>
          <table:table-cell table:formula="of:=[.D8]-[.C8]" office:value-type="float" office:value="46" calcext:value-type="float">
            <text:p>46</text:p>
          </table:table-cell>
          <table:table-cell table:formula="of:=D-B" office:value-type="float" office:value="-7" calcext:value-type="float">
            <text:p>-7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20]" office:value-type="float" office:value="110" calcext:value-type="float">
            <text:p>110</text:p>
          </table:table-cell>
          <table:table-cell table:formula="of:=[.$C$20]" office:value-type="float" office:value="126" calcext:value-type="float">
            <text:p>126</text:p>
          </table:table-cell>
          <table:table-cell table:formula="of:=[.$D$20]" office:value-type="float" office:value="172" calcext:value-type="float">
            <text:p>172</text:p>
          </table:table-cell>
          <table:table-cell table:formula="of:=[.$E$20]" office:value-type="float" office:value="165" calcext:value-type="float">
            <text:p>165</text:p>
          </table:table-cell>
          <table:table-cell table:formula="of:=[.D9]-[.C9]" office:value-type="float" office:value="46" calcext:value-type="float">
            <text:p>46</text:p>
          </table:table-cell>
          <table:table-cell table:formula="of:=D-B" office:value-type="float" office:value="-7" calcext:value-type="float">
            <text:p>-7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 table:formula="of:=IRR([.B4:.B9])" office:value-type="float" office:value="0.185168612853633" calcext:value-type="float">
            <text:p>0.185168612853633000</text:p>
          </table:table-cell>
          <table:table-cell table:style-name="ce1" table:formula="of:=IRR([.C4:.C9])" office:value-type="float" office:value="0.0823354228184323" calcext:value-type="float">
            <text:p>0.082335422818432300</text:p>
          </table:table-cell>
          <table:table-cell table:style-name="ce1" table:formula="of:=IRR([.D4:.D9])" office:value-type="float" office:value="0.154858423473486" calcext:value-type="float">
            <text:p>0.154858423473486000</text:p>
          </table:table-cell>
          <table:table-cell table:style-name="ce1" table:formula="of:=IRR([.E4:.E9])" office:value-type="float" office:value="0.103453734114382" calcext:value-type="float">
            <text:p>0.103453734114382000</text:p>
          </table:table-cell>
          <table:table-cell table:style-name="ce1" table:formula="of:=IRR([.F4:.F9])" office:value-type="float" office:value="0.593104815948579" calcext:value-type="float">
            <text:p>0.593104815948579000</text:p>
          </table:table-cell>
          <table:table-cell table:style-name="ce1" table:formula="of:=IRR(D-B)" office:value-type="string" office:string-value="" calcext:value-type="error">
            <text:p>#VALUE!</text:p>
          </table:table-cell>
          <table:table-cell table:style-name="ce1"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1 is acceptable</text:p>
          </table:table-cell>
          <table:table-cell/>
          <table:table-cell office:value-type="string" calcext:value-type="string">
            <text:p>3 is acceptable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nual cost</text:p>
          </table:table-cell>
          <table:table-cell office:value-type="float" office:value="-70" calcext:value-type="float">
            <text:p>-70</text:p>
          </table:table-cell>
          <table:table-cell office:value-type="float" office:value="-64" calcext:value-type="float">
            <text:p>-64</text:p>
          </table:table-cell>
          <table:table-cell office:value-type="float" office:value="-48" calcext:value-type="float">
            <text:p>-48</text:p>
          </table:table-cell>
          <table:table-cell office:value-type="float" office:value="-40" calcext:value-type="float">
            <text:p>-4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nual saving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20" calcext:value-type="float">
            <text:p>220</text:p>
          </table:table-cell>
          <table:table-cell office:value-type="float" office:value="205" calcext:value-type="float">
            <text:p>20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nual net</text:p>
          </table:table-cell>
          <table:table-cell table:formula="of:=SUM([.B18:.B19])" office:value-type="float" office:value="110" calcext:value-type="float">
            <text:p>110</text:p>
          </table:table-cell>
          <table:table-cell table:formula="of:=SUM([.C18:.C19])" office:value-type="float" office:value="126" calcext:value-type="float">
            <text:p>126</text:p>
          </table:table-cell>
          <table:table-cell table:formula="of:=SUM([.D18:.D19])" office:value-type="float" office:value="172" calcext:value-type="float">
            <text:p>172</text:p>
          </table:table-cell>
          <table:table-cell table:formula="of:=SUM([.E18:.E19])" office:value-type="float" office:value="165" calcext:value-type="float">
            <text:p>165</text:p>
          </table:table-cell>
          <table:table-cell table:number-columns-repeated="16379"/>
        </table:table-row>
        <table:named-expressions>
          <table:named-range table:name="B" table:base-cell-address="$Sheet1.$A$1" table:cell-range-address="$'Sheet1 (2)'.$D$4:.$D$9"/>
          <table:named-range table:name="D" table:base-cell-address="$Sheet1.$A$1" table:cell-range-address="$'Sheet1 (2)'.$E$4:.$E$9"/>
        </table:named-expressions>
      </table:table>
      <table:table table:name="Sheet5" table:style-name="ta3">
        <office:forms form:automatic-focus="false" form:apply-design-mode="false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16367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lvag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vag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lvag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alvag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otal</text:p>
          </table:table-cell>
          <table:table-cell table:number-columns-repeated="1636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table:formula="of:=SUM([.B4:.D4])" office:value-type="float" office:value="-6" calcext:value-type="float">
            <text:p>-6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table:formula="of:=SUM([.F4:.H4])" office:value-type="float" office:value="-7" calcext:value-type="float">
            <text:p>-7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table:formula="of:=SUM([.J4:.L4])" office:value-type="float" office:value="-9" calcext:value-type="float">
            <text:p>-9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table:formula="of:=SUM([.N4:.P4])" office:value-type="float" office:value="-17" calcext:value-type="float">
            <text:p>-17</text:p>
          </table:table-cell>
          <table:table-cell table:number-columns-repeated="1636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5:.D5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F5:.H5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J5:.L5])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formula="of:=SUM([.N5:.P5])" office:value-type="float" office:value="3.5" calcext:value-type="float">
            <text:p>3.5</text:p>
          </table:table-cell>
          <table:table-cell table:number-columns-repeated="1636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SUM([.B6:.D6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F6:.H6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J6:.L6])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formula="of:=SUM([.N6:.P6])" office:value-type="float" office:value="3.5" calcext:value-type="float">
            <text:p>3.5</text:p>
          </table:table-cell>
          <table:table-cell table:number-columns-repeated="1636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SUM([.B7:.D7])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F7:.H7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J7:.L7])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formula="of:=SUM([.N7:.P7])" office:value-type="float" office:value="3.5" calcext:value-type="float">
            <text:p>3.5</text:p>
          </table:table-cell>
          <table:table-cell table:number-columns-repeated="1636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8:.D8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-7" calcext:value-type="float">
            <text:p>-7</text:p>
          </table:table-cell>
          <table:table-cell table:formula="of:=SUM([.F8:.H8])" office:value-type="float" office:value="-3.8" calcext:value-type="float">
            <text:p>-3.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J8:.L8])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formula="of:=SUM([.N8:.P8])" office:value-type="float" office:value="3.5" calcext:value-type="float">
            <text:p>3.5</text:p>
          </table:table-cell>
          <table:table-cell table:number-columns-repeated="1636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9:.D9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F9:.H9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J9:.L9])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formula="of:=SUM([.N9:.P9])" office:value-type="float" office:value="3.5" calcext:value-type="float">
            <text:p>3.5</text:p>
          </table:table-cell>
          <table:table-cell table:number-columns-repeated="1636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6" calcext:value-type="float">
            <text:p>-6</text:p>
          </table:table-cell>
          <table:table-cell table:formula="of:=SUM([.B10:.D10])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F10:.H10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-9" calcext:value-type="float">
            <text:p>-9</text:p>
          </table:table-cell>
          <table:table-cell table:formula="of:=SUM([.J10:.L10])" office:value-type="float" office:value="-5.7" calcext:value-type="float">
            <text:p>-5.7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formula="of:=SUM([.N10:.P10])" office:value-type="float" office:value="3.5" calcext:value-type="float">
            <text:p>3.5</text:p>
          </table:table-cell>
          <table:table-cell table:number-columns-repeated="1636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11:.D11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F11:.H11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J11:.L11])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formula="of:=SUM([.N11:.P11])" office:value-type="float" office:value="3.5" calcext:value-type="float">
            <text:p>3.5</text:p>
          </table:table-cell>
          <table:table-cell table:number-columns-repeated="1636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12:.D12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-7" calcext:value-type="float">
            <text:p>-7</text:p>
          </table:table-cell>
          <table:table-cell table:formula="of:=SUM([.F12:.H12])" office:value-type="float" office:value="-3.8" calcext:value-type="float">
            <text:p>-3.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J12:.L12])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formula="of:=SUM([.N12:.P12])" office:value-type="float" office:value="3.5" calcext:value-type="float">
            <text:p>3.5</text:p>
          </table:table-cell>
          <table:table-cell table:number-columns-repeated="1636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6" calcext:value-type="float">
            <text:p>-6</text:p>
          </table:table-cell>
          <table:table-cell table:formula="of:=SUM([.B13:.D13])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F13:.H13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J13:.L13])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formula="of:=SUM([.N13:.P13])" office:value-type="float" office:value="3.5" calcext:value-type="float">
            <text:p>3.5</text:p>
          </table:table-cell>
          <table:table-cell table:number-columns-repeated="1636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14:.D14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F14:.H1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J14:.L14])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formula="of:=SUM([.N14:.P14])" office:value-type="float" office:value="3.5" calcext:value-type="float">
            <text:p>3.5</text:p>
          </table:table-cell>
          <table:table-cell table:number-columns-repeated="1636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15:.D15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F15:.H15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J15:.L15])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formula="of:=SUM([.N15:.P15])" office:value-type="float" office:value="3.5" calcext:value-type="float">
            <text:p>3.5</text:p>
          </table:table-cell>
          <table:table-cell table:number-columns-repeated="1636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16:.D16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SUM([.F16:.H16])"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SUM([.J16:.L16])" office:value-type="float" office:value="3.3" calcext:value-type="float">
            <text:p>3.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N16:.P16])" office:value-type="float" office:value="4.5" calcext:value-type="float">
            <text:p>4.5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style-name="ce2" table:number-columns-repeated="4"/>
          <table:table-cell table:style-name="ce2" table:formula="of:=IRR([.E4:.E16])" office:value-type="float" office:value="4.44089209850063E-016" calcext:value-type="float">
            <text:p>0.00000000000000044</text:p>
          </table:table-cell>
          <table:table-cell table:style-name="ce2" table:number-columns-repeated="3"/>
          <table:table-cell table:style-name="ce2" table:formula="of:=IRR([.I4:.I16])" office:value-type="float" office:value="0.263211297566637" calcext:value-type="float">
            <text:p>0.26321129756663700</text:p>
          </table:table-cell>
          <table:table-cell table:style-name="ce2" table:number-columns-repeated="3"/>
          <table:table-cell table:style-name="ce2" table:formula="of:=IRR([.M4:.M16])" office:value-type="float" office:value="0.246778610592218" calcext:value-type="float">
            <text:p>0.24677861059221800</text:p>
          </table:table-cell>
          <table:table-cell table:style-name="ce2" table:number-columns-repeated="3"/>
          <table:table-cell table:style-name="ce2" table:formula="of:=IRR([.Q4:.Q16])" office:value-type="float" office:value="0.178723379103823" calcext:value-type="float">
            <text:p>0.17872337910382300</text:p>
          </table:table-cell>
          <table:table-cell table:style-name="ce2"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I need to ask for help on this.</text:p>
          </table:table-cell>
          <table:table-cell table:number-columns-repeated="16379"/>
        </table:table-row>
      </table:table>
      <table:named-expressions>
        <table:named-range table:name="B" table:base-cell-address="$Sheet1.$A$1" table:cell-range-address="$Sheet1.$D$4:.$D$34"/>
        <table:named-range table:name="D" table:base-cell-address="$Sheet1.$A$1" table:cell-range-address="$Sheet1.$E$4:.$E$34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18" number:min-decimal-places="18" number:min-integer-digits="1"/>
    </number:number-style>
    <number:number-style style:name="N153">
      <number:number number:decimal-places="17" number:min-decimal-places="17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_20__28_2_29_" style:display-name="PageStyle_Sheet1 (2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5" style:display-name="PageStyle_Sheet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eter Burbery</meta:initial-creator>
    <dc:creator>Peter Burbery</dc:creator>
    <meta:creation-date>2024-10-01T13:23:02</meta:creation-date>
    <dc:date>2024-10-01T14:42:41</dc:date>
    <meta:generator>LibreOffice/24.8.1.2$Windows_X86_64 LibreOffice_project/87fa9aec1a63e70835390b81c40bb8993f1d4ff6</meta:generator>
    <meta:document-statistic meta:table-count="3" meta:cell-count="464" meta:object-count="0"/>
    <meta:user-defined meta:name="AppVersion">16.0300</meta:user-defined>
  </office:meta>
</office:document-meta>
</file>